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ubTransformer.setURIResolver( URIResolver resol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ubTransformer.clearParamet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ubTransformer.getParameter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nsformerUtilsTests.disableIndentingSunnyD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TransformerUtilsTests.enableIndentingWithNullTransform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tubTransformer.setErrorListener( ErrorListener liste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ubTransformer.getErrorListen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ubTransformer.setOutputProperty( String name ,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ubTransformer.getOutputPropert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nsformerUtilsTests.disableIndentingWithNullTransform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tubTransformer.setParameter( String name ,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ubTransformer.setOutputProperties( Properties oforma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ubTransformer.transform( Source xmlSource , Result outputTarg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nsformerUtilsTests.enableIndentingWithNegativeIndentAm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ransformerUtilsTests.enableIndentingSunnyDayWithCustomKosherIndentAm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tubTransformer.getURIResol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nsformerUtilsTests.enableIndentingWithZeroIndentAm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nsformerUtilsTests.enableIndentingSunnyD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tubTransformer.getOutputProperty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